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9cm" fo:min-width="0.0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="" draw:marker-start-width="0.252cm" draw:marker-end="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color="#bf0041" draw:marker-end="Arrow" draw:marker-end-width="0.20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5" style:family="graphic" style:parent-style-name="objectwithoutfill">
      <style:graphic-properties draw:stroke="dash" draw:stroke-dash="Dashed_20__28_var_29_" svg:stroke-width="0.035cm" svg:stroke-color="#000000" draw:marker-start-width="0.252cm" draw:marker-end="Square_20_45" draw:marker-end-width="0.252cm" draw:fill="solid" draw:textarea-vertical-align="middle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-color="#1c1c1c" draw:textarea-horizontal-align="justify" draw:textarea-vertical-align="middle" draw:auto-grow-height="false" fo:min-height="0.256cm" fo:min-width="0.00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font-name="TeX Gyre Bonum"/>
    </style:style>
    <style:style style:name="P3" style:family="paragraph">
      <loext:graphic-properties draw:fill-color="#1c1c1c"/>
      <style:paragraph-properties fo:margin-left="0cm" fo:margin-right="0cm" fo:margin-top="0cm" fo:margin-bottom="0cm" fo:line-height="100%" fo:text-align="center" fo:text-indent="0cm"/>
      <style:text-properties fo:color="#ffffff" style:font-name="TeX Gyre Bonum"/>
    </style:style>
    <style:style style:name="P4" style:family="paragraph">
      <style:paragraph-properties fo:text-align="center"/>
      <style:text-properties fo:color="#ffffff" style:font-name="TeX Gyre Bonum"/>
    </style:style>
    <style:style style:name="P5" style:family="paragraph">
      <loext:graphic-properties draw:fill-color="#1c1c1c"/>
      <style:paragraph-properties fo:text-align="center"/>
      <style:text-properties fo:color="#ffffff" style:font-name="TeX Gyre Bonum" fo:font-size="13pt" style:font-size-asian="13pt" style:font-size-complex="13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TeX Gyre Bonum"/>
    </style:style>
    <style:style style:name="P8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TeX Gyre Bonum"/>
    </style:style>
    <style:style style:name="P9" style:family="paragraph">
      <style:paragraph-properties fo:text-align="center"/>
      <style:text-properties style:font-name="TeX Gyre Bonum"/>
    </style:style>
    <style:style style:name="P10" style:family="paragraph">
      <loext:graphic-properties draw:fill-color="#eeeeee"/>
      <style:paragraph-properties fo:text-align="center"/>
      <style:text-properties style:font-name="TeX Gyre Bonum" fo:font-size="13pt" style:font-size-asian="13pt" style:font-size-complex="13pt"/>
    </style:style>
    <style:style style:name="P11" style:family="paragraph">
      <loext:graphic-properties draw:fill="solid"/>
      <style:paragraph-properties fo:text-align="center"/>
      <style:text-properties style:font-name="TeX Gyre Bonum"/>
    </style:style>
    <style:style style:name="P12" style:family="paragraph">
      <style:text-properties style:font-name="TeX Gyre Bonum"/>
    </style:style>
    <style:style style:name="P13" style:family="paragraph">
      <loext:graphic-properties draw:fill="none" draw:fill-color="#ffffff"/>
      <style:text-properties style:font-name="TeX Gyre Bonum"/>
    </style:style>
    <style:style style:name="P14" style:family="paragraph">
      <loext:graphic-properties draw:fill="none" draw:fill-color="#ffffff"/>
      <style:paragraph-properties fo:text-align="center"/>
      <style:text-properties style:font-name="TeX Gyre Bonu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4.42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62cm" svg:height="0.762cm" svg:x="4.429cm" svg:y="4.556cm">
          <text:p text:style-name="P2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3.159cm" svg:y="4.556cm">
          <text:p text:style-name="P4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762cm" svg:height="0.762cm" svg:x="5.699cm" svg:y="4.556cm">
          <text:p text:style-name="P2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54cm" svg:y1="4.556cm" svg:x2="4.81cm" svg:y2="3.921cm">
          <text:p/>
        </draw:line>
        <draw:line draw:style-name="gr6" draw:text-style-name="P6" draw:layer="layout" svg:x1="6.08cm" svg:y1="4.556cm" svg:x2="4.81cm" svg:y2="3.922cm">
          <text:p/>
        </draw:line>
        <draw:line draw:style-name="gr6" draw:text-style-name="P6" draw:layer="layout" svg:x1="4.81cm" svg:y1="4.556cm" svg:x2="4.81cm" svg:y2="3.922cm">
          <text:p/>
        </draw:line>
        <draw:custom-shape draw:style-name="gr7" draw:text-style-name="P8" draw:layer="layout" svg:width="0.762cm" svg:height="0.762cm" svg:x="3.159cm" svg:y="5.953cm">
          <text:p text:style-name="P7"><text:span text:style-name="T1">S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62cm" svg:height="0.762cm" svg:x="1.889cm" svg:y="5.953cm">
          <text:p text:style-name="P9"><text:span text:style-name="T1">S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762cm" svg:height="0.762cm" svg:x="4.429cm" svg:y="5.953cm">
          <text:p text:style-name="P7"><text:span text:style-name="T1">S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2.27cm" svg:y1="5.953cm" svg:x2="3.54cm" svg:y2="5.318cm">
          <text:p/>
        </draw:line>
        <draw:line draw:style-name="gr6" draw:text-style-name="P11" draw:layer="layout" svg:x1="4.81cm" svg:y1="5.953cm" svg:x2="3.54cm" svg:y2="5.319cm">
          <text:p/>
        </draw:line>
        <draw:line draw:style-name="gr6" draw:text-style-name="P11" draw:layer="layout" svg:x1="3.54cm" svg:y1="5.953cm" svg:x2="3.54cm" svg:y2="5.319cm">
          <text:p/>
        </draw:line>
        <draw:line draw:style-name="gr10" draw:text-style-name="P6" draw:layer="layout" svg:x1="4.556cm" svg:y1="3.921cm" svg:x2="3.413cm" svg:y2="4.485cm">
          <text:p/>
        </draw:line>
        <draw:frame draw:style-name="gr11" draw:text-style-name="P13" draw:layer="layout" svg:width="3.309cm" svg:height="1.098cm" svg:x="3.159cm" svg:y="2.061cm">
          <draw:text-box>
            <text:p text:style-name="P12">Selection</text:p>
          </draw:text-box>
        </draw:frame>
        <draw:custom-shape draw:style-name="gr8" draw:text-style-name="P1" draw:layer="layout" svg:width="0.762cm" svg:height="0.762cm" svg:x="13.827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762cm" svg:height="0.762cm" svg:x="13.827cm" svg:y="4.556cm">
          <text:p text:style-name="P2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12.557cm" svg:y="4.556cm">
          <text:p text:style-name="P4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762cm" svg:height="0.762cm" svg:x="15.097cm" svg:y="4.556cm">
          <text:p text:style-name="P2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38cm" svg:y1="4.556cm" svg:x2="14.208cm" svg:y2="3.921cm">
          <text:p/>
        </draw:line>
        <draw:line draw:style-name="gr6" draw:text-style-name="P6" draw:layer="layout" svg:x1="15.478cm" svg:y1="4.556cm" svg:x2="14.208cm" svg:y2="3.922cm">
          <text:p/>
        </draw:line>
        <draw:line draw:style-name="gr6" draw:text-style-name="P6" draw:layer="layout" svg:x1="14.208cm" svg:y1="4.556cm" svg:x2="14.208cm" svg:y2="3.922cm">
          <text:p/>
        </draw:line>
        <draw:custom-shape draw:style-name="gr14" draw:text-style-name="P8" draw:layer="layout" svg:width="0.762cm" svg:height="0.762cm" svg:x="12.557cm" svg:y="5.953cm">
          <text:p text:style-name="P7"><text:span text:style-name="T1">S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62cm" svg:height="0.762cm" svg:x="11.287cm" svg:y="5.953cm">
          <text:p text:style-name="P9"><text:span text:style-name="T1">S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762cm" svg:height="0.762cm" svg:x="13.827cm" svg:y="5.953cm">
          <text:p text:style-name="P7"><text:span text:style-name="T1">S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11.668cm" svg:y1="5.953cm" svg:x2="12.938cm" svg:y2="5.318cm">
          <text:p/>
        </draw:line>
        <draw:line draw:style-name="gr6" draw:text-style-name="P11" draw:layer="layout" svg:x1="14.208cm" svg:y1="5.953cm" svg:x2="12.938cm" svg:y2="5.319cm">
          <text:p/>
        </draw:line>
        <draw:line draw:style-name="gr6" draw:text-style-name="P11" draw:layer="layout" svg:x1="12.938cm" svg:y1="5.953cm" svg:x2="12.938cm" svg:y2="5.319cm">
          <text:p/>
        </draw:line>
        <draw:line draw:style-name="gr16" draw:text-style-name="P6" draw:layer="layout" svg:x1="7.223cm" svg:y1="2.651cm" svg:x2="11.668cm" svg:y2="2.651cm">
          <text:p/>
        </draw:line>
        <draw:custom-shape draw:style-name="gr17" draw:text-style-name="P3" draw:layer="layout" svg:width="0.762cm" svg:height="0.762cm" svg:x="13.827cm" svg:y="7.35cm">
          <text:p text:style-name="P2"><text:span text:style-name="T1">S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12.557cm" svg:y="7.35cm">
          <text:p text:style-name="P4"><text:span text:style-name="T1">S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762cm" svg:height="0.762cm" svg:x="15.097cm" svg:y="7.35cm">
          <text:p text:style-name="P2"><text:span text:style-name="T1">S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38cm" svg:y1="7.35cm" svg:x2="14.208cm" svg:y2="6.715cm">
          <text:p/>
        </draw:line>
        <draw:line draw:style-name="gr6" draw:text-style-name="P6" draw:layer="layout" svg:x1="15.478cm" svg:y1="7.35cm" svg:x2="14.208cm" svg:y2="6.716cm">
          <text:p/>
        </draw:line>
        <draw:line draw:style-name="gr6" draw:text-style-name="P6" draw:layer="layout" svg:x1="14.208cm" svg:y1="7.35cm" svg:x2="14.208cm" svg:y2="6.716cm">
          <text:p/>
        </draw:line>
        <draw:frame draw:style-name="gr11" draw:text-style-name="P14" draw:layer="layout" svg:width="3.791cm" svg:height="1.098cm" svg:x="12.322cm" svg:y="2.061cm">
          <draw:text-box>
            <text:p text:style-name="P9">Expansion</text:p>
          </draw:text-box>
        </draw:frame>
        <draw:custom-shape draw:style-name="gr8" draw:text-style-name="P1" draw:layer="layout" svg:width="0.762cm" svg:height="0.762cm" svg:x="4.429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62cm" svg:height="0.762cm" svg:x="4.429cm" svg:y="10.525cm">
          <text:p text:style-name="P2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3.159cm" svg:y="10.525cm">
          <text:p text:style-name="P4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762cm" svg:height="0.762cm" svg:x="5.699cm" svg:y="10.525cm">
          <text:p text:style-name="P2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54cm" svg:y1="10.525cm" svg:x2="4.81cm" svg:y2="9.89cm">
          <text:p/>
        </draw:line>
        <draw:line draw:style-name="gr6" draw:text-style-name="P6" draw:layer="layout" svg:x1="6.08cm" svg:y1="10.525cm" svg:x2="4.81cm" svg:y2="9.891cm">
          <text:p/>
        </draw:line>
        <draw:line draw:style-name="gr6" draw:text-style-name="P6" draw:layer="layout" svg:x1="4.81cm" svg:y1="10.525cm" svg:x2="4.81cm" svg:y2="9.891cm">
          <text:p/>
        </draw:line>
        <draw:custom-shape draw:style-name="gr21" draw:text-style-name="P8" draw:layer="layout" svg:width="0.762cm" svg:height="0.762cm" svg:x="3.159cm" svg:y="11.922cm">
          <text:p text:style-name="P7"><text:span text:style-name="T1">S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62cm" svg:height="0.762cm" svg:x="1.889cm" svg:y="11.922cm">
          <text:p text:style-name="P9"><text:span text:style-name="T1">S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762cm" svg:height="0.762cm" svg:x="4.429cm" svg:y="11.922cm">
          <text:p text:style-name="P7"><text:span text:style-name="T1">S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2.27cm" svg:y1="11.922cm" svg:x2="3.54cm" svg:y2="11.287cm">
          <text:p/>
        </draw:line>
        <draw:line draw:style-name="gr6" draw:text-style-name="P11" draw:layer="layout" svg:x1="4.81cm" svg:y1="11.922cm" svg:x2="3.54cm" svg:y2="11.288cm">
          <text:p/>
        </draw:line>
        <draw:line draw:style-name="gr6" draw:text-style-name="P11" draw:layer="layout" svg:x1="3.54cm" svg:y1="11.922cm" svg:x2="3.54cm" svg:y2="11.288cm">
          <text:p/>
        </draw:line>
        <draw:custom-shape draw:style-name="gr23" draw:text-style-name="P3" draw:layer="layout" svg:width="0.762cm" svg:height="0.762cm" svg:x="4.429cm" svg:y="13.319cm">
          <text:p text:style-name="P2"><text:span text:style-name="T1">S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3.159cm" svg:y="13.319cm">
          <text:p text:style-name="P4"><text:span text:style-name="T1">S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762cm" svg:height="0.762cm" svg:x="5.699cm" svg:y="13.319cm">
          <text:p text:style-name="P2"><text:span text:style-name="T1">S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54cm" svg:y1="13.319cm" svg:x2="4.81cm" svg:y2="12.684cm">
          <text:p/>
        </draw:line>
        <draw:line draw:style-name="gr6" draw:text-style-name="P6" draw:layer="layout" svg:x1="6.08cm" svg:y1="13.319cm" svg:x2="4.81cm" svg:y2="12.685cm">
          <text:p/>
        </draw:line>
        <draw:line draw:style-name="gr6" draw:text-style-name="P6" draw:layer="layout" svg:x1="4.81cm" svg:y1="13.319cm" svg:x2="4.81cm" svg:y2="12.685cm">
          <text:p/>
        </draw:line>
        <draw:line draw:style-name="gr16" draw:text-style-name="P6" draw:layer="layout" svg:x1="11.922cm" svg:y1="3.413cm" svg:x2="6.715cm" svg:y2="8.493cm">
          <text:p/>
        </draw:line>
        <draw:line draw:style-name="gr16" draw:text-style-name="P6" draw:layer="layout" svg:x1="7.223cm" svg:y1="8.62cm" svg:x2="11.668cm" svg:y2="8.62cm">
          <text:p/>
        </draw:line>
        <draw:frame draw:style-name="gr11" draw:text-style-name="P14" draw:layer="layout" svg:width="3.906cm" svg:height="1.098cm" svg:x="2.905cm" svg:y="8.03cm">
          <draw:text-box>
            <text:p text:style-name="P9">Simulation</text:p>
          </draw:text-box>
        </draw:frame>
        <draw:line draw:style-name="gr25" draw:text-style-name="P6" draw:layer="layout" svg:x1="3.54cm" svg:y1="14.081cm" svg:x2="3.54cm" svg:y2="14.945cm">
          <text:p/>
        </draw:line>
        <draw:frame draw:style-name="gr11" draw:text-style-name="P14" draw:layer="layout" svg:width="1.611cm" svg:height="0.818cm" svg:x="3.707cm" svg:y="14.406cm">
          <draw:text-box>
            <text:p text:style-name="P9"><text:span text:style-name="T3">X = n</text:span></text:p>
          </draw:text-box>
        </draw:frame>
        <draw:custom-shape draw:style-name="gr8" draw:text-style-name="P1" draw:layer="layout" svg:width="0.762cm" svg:height="0.762cm" svg:x="13.827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762cm" svg:height="0.762cm" svg:x="13.827cm" svg:y="10.525cm">
          <text:p text:style-name="P2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12.557cm" svg:y="10.525cm">
          <text:p text:style-name="P4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762cm" svg:height="0.762cm" svg:x="15.097cm" svg:y="10.525cm">
          <text:p text:style-name="P2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38cm" svg:y1="10.525cm" svg:x2="14.208cm" svg:y2="9.89cm">
          <text:p/>
        </draw:line>
        <draw:line draw:style-name="gr6" draw:text-style-name="P6" draw:layer="layout" svg:x1="15.478cm" svg:y1="10.525cm" svg:x2="14.208cm" svg:y2="9.891cm">
          <text:p/>
        </draw:line>
        <draw:line draw:style-name="gr6" draw:text-style-name="P6" draw:layer="layout" svg:x1="14.208cm" svg:y1="10.525cm" svg:x2="14.208cm" svg:y2="9.891cm">
          <text:p/>
        </draw:line>
        <draw:custom-shape draw:style-name="gr28" draw:text-style-name="P8" draw:layer="layout" svg:width="0.762cm" svg:height="0.762cm" svg:x="12.557cm" svg:y="11.922cm">
          <text:p text:style-name="P7"><text:span text:style-name="T1">S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762cm" svg:height="0.762cm" svg:x="11.287cm" svg:y="11.922cm">
          <text:p text:style-name="P9"><text:span text:style-name="T1">S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762cm" svg:height="0.762cm" svg:x="13.827cm" svg:y="11.922cm">
          <text:p text:style-name="P7"><text:span text:style-name="T1">S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11.668cm" svg:y1="11.922cm" svg:x2="12.938cm" svg:y2="11.287cm">
          <text:p/>
        </draw:line>
        <draw:line draw:style-name="gr6" draw:text-style-name="P11" draw:layer="layout" svg:x1="14.208cm" svg:y1="11.922cm" svg:x2="12.938cm" svg:y2="11.288cm">
          <text:p/>
        </draw:line>
        <draw:line draw:style-name="gr6" draw:text-style-name="P11" draw:layer="layout" svg:x1="12.938cm" svg:y1="11.922cm" svg:x2="12.938cm" svg:y2="11.288cm">
          <text:p/>
        </draw:line>
        <draw:custom-shape draw:style-name="gr30" draw:text-style-name="P3" draw:layer="layout" svg:width="0.762cm" svg:height="0.762cm" svg:x="13.827cm" svg:y="13.319cm">
          <text:p text:style-name="P2"><text:span text:style-name="T1">S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62cm" svg:height="0.762cm" svg:x="12.557cm" svg:y="13.319cm">
          <text:p text:style-name="P4"><text:span text:style-name="T1">S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762cm" svg:height="0.762cm" svg:x="15.097cm" svg:y="13.319cm">
          <text:p text:style-name="P2"><text:span text:style-name="T1">S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38cm" svg:y1="13.319cm" svg:x2="14.208cm" svg:y2="12.684cm">
          <text:p/>
        </draw:line>
        <draw:line draw:style-name="gr6" draw:text-style-name="P6" draw:layer="layout" svg:x1="15.478cm" svg:y1="13.319cm" svg:x2="14.208cm" svg:y2="12.685cm">
          <text:p/>
        </draw:line>
        <draw:line draw:style-name="gr6" draw:text-style-name="P6" draw:layer="layout" svg:x1="14.208cm" svg:y1="13.319cm" svg:x2="14.208cm" svg:y2="12.685cm">
          <text:p/>
        </draw:line>
        <draw:frame draw:style-name="gr11" draw:text-style-name="P14" draw:layer="layout" svg:width="3.474cm" svg:height="1.098cm" svg:x="12.43cm" svg:y="8.03cm">
          <draw:text-box>
            <text:p text:style-name="P9">Backprop</text:p>
          </draw:text-box>
        </draw:frame>
        <draw:line draw:style-name="gr10" draw:text-style-name="P11" draw:layer="layout" svg:x1="12.811cm" svg:y1="13.248cm" svg:x2="13.954cm" svg:y2="12.684cm">
          <text:p/>
        </draw:line>
        <draw:line draw:style-name="gr10" draw:text-style-name="P11" draw:layer="layout" svg:x1="14.335cm" svg:y1="11.851cm" svg:x2="13.192cm" svg:y2="11.287cm">
          <text:p/>
        </draw:line>
        <draw:line draw:style-name="gr10" draw:text-style-name="P11" draw:layer="layout" svg:x1="12.811cm" svg:y1="10.454cm" svg:x2="13.954cm" svg:y2="9.89cm">
          <text:p/>
        </draw:line>
        <draw:line draw:style-name="gr10" draw:text-style-name="P6" draw:layer="layout" svg:x1="3.794cm" svg:y1="5.318cm" svg:x2="4.937cm" svg:y2="5.8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1:13:21.674226911</meta:creation-date>
    <dc:date>2020-07-21T21:37:38.731693484</dc:date>
    <meta:editing-duration>PT15S</meta:editing-duration>
    <meta:editing-cycles>1</meta:editing-cycles>
    <meta:document-statistic meta:object-count="84"/>
    <meta:generator>LibreOffice/6.4.4.2$Linux_X86_64 LibreOffice_project/40$Build-2</meta:generator>
  </office:meta>
</office:document-meta>
</file>